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FF000001739AF0B4C7.png" manifest:media-type="image/png"/>
  <manifest:file-entry manifest:full-path="Pictures/10000000000001550000004094F96E91.png" manifest:media-type="image/png"/>
  <manifest:file-entry manifest:full-path="Pictures/10000000000001550000003FB8B31F1B.png" manifest:media-type="image/png"/>
  <manifest:file-entry manifest:full-path="Pictures/100000000000043C0000008EDDDBF1D8.png" manifest:media-type="image/png"/>
  <manifest:file-entry manifest:full-path="Pictures/10000000000001550000004129EF5B80.png" manifest:media-type="image/png"/>
  <manifest:file-entry manifest:full-path="Pictures/10000000000001020000006518E8A7A3.png" manifest:media-type="image/png"/>
  <manifest:file-entry manifest:full-path="Pictures/10000201000002AD0000027A7553A484.png" manifest:media-type="image/png"/>
  <manifest:file-entry manifest:full-path="Pictures/100000000000043C0000008E73399761.png" manifest:media-type="image/png"/>
  <manifest:file-entry manifest:full-path="Pictures/100000000000013C0000003CC27CD9B9.png" manifest:media-type="image/png"/>
  <manifest:file-entry manifest:full-path="Pictures/100000000000043C00000090E83F945C.png" manifest:media-type="image/png"/>
  <manifest:file-entry manifest:full-path="Pictures/100000000000001000000025AAA105E9.png" manifest:media-type="image/png"/>
  <manifest:file-entry manifest:full-path="Pictures/10000000000001420000004B6BE4921A.png" manifest:media-type="image/png"/>
  <manifest:file-entry manifest:full-path="Pictures/100000000000013B00000040F3C58A0D.png" manifest:media-type="image/png"/>
  <manifest:file-entry manifest:full-path="Pictures/100000000000013700000041C0B8768C.png" manifest:media-type="image/png"/>
  <manifest:file-entry manifest:full-path="Pictures/100000000000044B00000092422F081E.png" manifest:media-type="image/png"/>
  <manifest:file-entry manifest:full-path="Pictures/1000000000000155000000425FBA4187.png" manifest:media-type="image/png"/>
  <manifest:file-entry manifest:full-path="Pictures/1000000000000443000000991AD1ED08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ucida Sans1" svg:font-family="'Lucida Sans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fo:min-height="1.065cm"/>
    </style:style>
    <style:style style:name="gr6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微软雅黑" style:font-name-asian="微软雅黑"/>
    </style:style>
    <style:style style:name="P6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00" fo:font-size="26pt" style:font-size-asian="26pt" style:font-name-complex="Arial1" style:font-size-complex="26pt"/>
    </style:style>
    <style:style style:name="T3" style:family="text">
      <style:text-properties style:font-name="宋体" fo:font-size="9pt" style:font-name-asian="宋体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297cm" svg:height="27.6cm" svg:x="0.803cm" svg:y="0.8cm">
          <draw:image xlink:href="Pictures/2000000800005C690000781F37E26D50.svm" xlink:type="simple" xlink:show="embed" xlink:actuate="onLoad">
            <text:p/>
          </draw:image>
        </draw:frame>
        <draw:frame draw:style-name="gr1" draw:text-style-name="P2" draw:layer="layout" svg:width="6.9cm" svg:height="3.338cm" svg:x="11.8cm" svg:y="2.633cm">
          <draw:image xlink:href="Pictures/10000000000002FF000001739AF0B4C7.png" xlink:type="simple" xlink:show="embed" xlink:actuate="onLoad">
            <text:p/>
          </draw:image>
        </draw:frame>
        <draw:custom-shape draw:style-name="gr2" draw:text-style-name="P2" draw:layer="layout" svg:width="2cm" svg:height="0.7cm" svg:x="2.102cm" svg:y="5.1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17cm" svg:height="1.4cm" svg:x="1.985cm" svg:y="5cm">
          <draw:text-box>
            <text:p><text:span text:style-name="T1">LEVEL</text:span></text:p>
          </draw:text-box>
        </draw:frame>
        <draw:path draw:style-name="gr4" draw:layer="layout" svg:width="0.633cm" svg:height="1.443cm" svg:x="4.5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4" draw:layer="layout" svg:width="0.633cm" svg:height="1.443cm" svg:x="5.4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5" draw:text-style-name="P5" draw:layer="layout" svg:width="19cm" svg:height="1.441cm" svg:x="1cm" svg:y="1.022cm">
          <draw:text-box>
            <text:p text:style-name="P4"><text:span text:style-name="T2">送别</text:span><text:span text:style-name="T2">C</text:span></text:p>
          </draw:text-box>
        </draw:frame>
        <draw:frame draw:style-name="gr1" draw:text-style-name="P2" draw:layer="layout" svg:width="8.028cm" svg:height="1.554cm" svg:x="9.872cm" svg:y="12cm">
          <draw:image xlink:href="Pictures/1000000000000155000000425FBA4187.png" xlink:type="simple" xlink:show="embed" xlink:actuate="onLoad">
            <text:p/>
          </draw:image>
        </draw:frame>
        <draw:frame draw:style-name="gr1" draw:text-style-name="P2" draw:layer="layout" svg:width="8.305cm" svg:height="1.934cm" svg:x="1.2cm" svg:y="11.8cm">
          <draw:image xlink:href="Pictures/10000000000001420000004B6BE4921A.png" xlink:type="simple" xlink:show="embed" xlink:actuate="onLoad">
            <text:p/>
          </draw:image>
        </draw:frame>
        <draw:frame draw:style-name="gr1" draw:text-style-name="P2" draw:layer="layout" svg:width="17.5cm" svg:height="2.453cm" svg:x="1.2cm" svg:y="9.437cm">
          <draw:image xlink:href="Pictures/1000000000000443000000991AD1ED08.png" xlink:type="simple" xlink:show="embed" xlink:actuate="onLoad">
            <text:p/>
          </draw:image>
        </draw:frame>
        <draw:frame draw:style-name="gr1" draw:text-style-name="P2" draw:layer="layout" svg:width="17.499cm" svg:height="2.323cm" svg:x="1.201cm" svg:y="14.3cm">
          <draw:image xlink:href="Pictures/100000000000043C00000090E83F945C.png" xlink:type="simple" xlink:show="embed" xlink:actuate="onLoad">
            <text:p/>
          </draw:image>
        </draw:frame>
        <draw:frame draw:style-name="gr1" draw:text-style-name="P2" draw:layer="layout" svg:width="8.428cm" svg:height="1.6cm" svg:x="1.2cm" svg:y="16.7cm">
          <draw:image xlink:href="Pictures/100000000000013C0000003CC27CD9B9.png" xlink:type="simple" xlink:show="embed" xlink:actuate="onLoad">
            <text:p/>
          </draw:image>
        </draw:frame>
        <draw:frame draw:style-name="gr1" draw:text-style-name="P2" draw:layer="layout" svg:width="8cm" svg:height="1.478cm" svg:x="9.8cm" svg:y="16.678cm">
          <draw:image xlink:href="Pictures/10000000000001550000003FB8B31F1B.png" xlink:type="simple" xlink:show="embed" xlink:actuate="onLoad">
            <text:p/>
          </draw:image>
        </draw:frame>
        <draw:frame draw:style-name="gr1" draw:text-style-name="P2" draw:layer="layout" svg:width="17.626cm" svg:height="2.307cm" svg:x="1.174cm" svg:y="19cm">
          <draw:image xlink:href="Pictures/100000000000043C0000008E73399761.png" xlink:type="simple" xlink:show="embed" xlink:actuate="onLoad">
            <text:p/>
          </draw:image>
        </draw:frame>
        <draw:frame draw:style-name="gr6" draw:text-style-name="P2" draw:layer="layout" svg:width="18.123cm" svg:height="16.774cm" svg:x="1.543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2" draw:layer="layout" svg:width="4.525cm" svg:height="1.771cm" svg:x="1.775cm" svg:y="2.629cm">
          <draw:image xlink:href="Pictures/10000000000001020000006518E8A7A3.png" xlink:type="simple" xlink:show="embed" xlink:actuate="onLoad">
            <text:p/>
          </draw:image>
        </draw:frame>
        <draw:frame draw:style-name="gr1" draw:text-style-name="P2" draw:layer="layout" svg:width="17.626cm" svg:height="2.341cm" svg:x="1.174cm" svg:y="6.105cm">
          <draw:image xlink:href="Pictures/100000000000044B00000092422F081E.png" xlink:type="simple" xlink:show="embed" xlink:actuate="onLoad">
            <text:p/>
          </draw:image>
        </draw:frame>
        <draw:frame draw:style-name="gr1" draw:text-style-name="P2" draw:layer="layout" svg:width="8.47cm" svg:height="1.77cm" svg:x="1.13cm" svg:y="21.3cm">
          <draw:image xlink:href="Pictures/100000000000013700000041C0B8768C.png" xlink:type="simple" xlink:show="embed" xlink:actuate="onLoad">
            <text:p/>
          </draw:image>
        </draw:frame>
        <draw:frame draw:style-name="gr1" draw:text-style-name="P2" draw:layer="layout" svg:width="8.1cm" svg:height="1.543cm" svg:x="9.9cm" svg:y="21.408cm">
          <draw:image xlink:href="Pictures/10000000000001550000004129EF5B80.png" xlink:type="simple" xlink:show="embed" xlink:actuate="onLoad">
            <text:p/>
          </draw:image>
        </draw:frame>
        <draw:frame draw:style-name="gr1" draw:text-style-name="P2" draw:layer="layout" svg:width="17.526cm" svg:height="2.294cm" svg:x="1.174cm" svg:y="23.722cm">
          <draw:image xlink:href="Pictures/100000000000043C0000008EDDDBF1D8.png" xlink:type="simple" xlink:show="embed" xlink:actuate="onLoad">
            <text:p/>
          </draw:image>
        </draw:frame>
        <draw:frame draw:style-name="gr1" draw:text-style-name="P2" draw:layer="layout" svg:width="7.877cm" svg:height="1.6cm" svg:x="1.2cm" svg:y="26.2cm">
          <draw:image xlink:href="Pictures/100000000000013B00000040F3C58A0D.png" xlink:type="simple" xlink:show="embed" xlink:actuate="onLoad">
            <text:p/>
          </draw:image>
        </draw:frame>
        <draw:frame draw:style-name="gr1" draw:text-style-name="P2" draw:layer="layout" svg:width="7.458cm" svg:height="1.4cm" svg:x="8.972cm" svg:y="26.3cm">
          <draw:image xlink:href="Pictures/10000000000001550000004094F96E91.png" xlink:type="simple" xlink:show="embed" xlink:actuate="onLoad">
            <text:p/>
          </draw:image>
        </draw:frame>
        <draw:frame draw:style-name="gr1" draw:text-style-name="P2" draw:layer="layout" svg:width="0.4cm" svg:height="0.926cm" svg:x="16.8cm" svg:y="26.3cm">
          <draw:image xlink:href="Pictures/100000000000001000000025AAA105E9.png" xlink:type="simple" xlink:show="embed" xlink:actuate="onLoad">
            <text:p/>
          </draw:image>
        </draw:frame>
        <draw:frame draw:style-name="gr7" draw:text-style-name="P6" draw:layer="layout" svg:width="6.568cm" svg:height="0.979cm" svg:x="6.9cm" svg:y="28.601cm">
          <draw:text-box>
            <text:p text:style-name="P2"><text:span text:style-name="T3">Copyright </text:span><text:span text:style-name="T3">大象吉他俱乐部 </text:span><text:span text:style-name="T3">400 666 3475</text:span></text:p>
            <text:p text:style-name="P2"><text:span text:style-name="T3"><text:a xlink:href="http://www.daxiangs.com/" xlink:type="simple">www.daxiangs.com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ucida Sans1" svg:font-family="'Lucida Sans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9:54:15.468000000</meta:creation-date>
    <dc:date>2015-11-15T15:06:51.734000000</dc:date>
    <meta:editing-duration>PT1M42S</meta:editing-duration>
    <meta:editing-cycles>4</meta:editing-cycles>
    <meta:generator>捷速PDF编辑器/1.0.0.0$Windows_x86 LibreOffice_project/100$Build-0</meta:generator>
    <meta:document-statistic meta:object-count="24"/>
  </office:meta>
</office:document-meta>
</file>